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1cm" fo:min-width="2.509cm"/>
    </style:style>
    <style:style style:name="gr2" style:family="graphic" style:parent-style-name="standard">
      <style:graphic-properties draw:textarea-horizontal-align="justify" draw:textarea-vertical-align="middle" draw:auto-grow-height="false" fo:min-height="2.31cm" fo:min-width="2.371cm"/>
    </style:style>
    <style:style style:name="gr3" style:family="graphic" style:parent-style-name="standard">
      <style:graphic-properties draw:stroke="none" svg:stroke-color="#000000" draw:fill="none" draw:fill-color="#ffffff" fo:min-height="1.1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11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05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4.81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/>
    </style:style>
    <style:style style:name="P3" style:family="paragraph">
      <loext:graphic-properties draw:fill="none" draw:fill-color="#ffffff"/>
      <style:text-properties style:font-name="Times New Roman"/>
    </style:style>
    <style:style style:name="P4" style:family="paragraph">
      <style:paragraph-properties fo:text-align="center"/>
      <style:text-properties style:font-name="Times New Roman"/>
    </style:style>
    <style:style style:name="P5" style:family="paragraph">
      <loext:graphic-properties draw:fill="none" draw:fill-color="#ffffff"/>
      <style:paragraph-properties fo:text-align="center"/>
      <style:text-properties style:font-name="Times New Roman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fo:text-align="center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09cm" svg:height="5.35cm" svg:x="0.173cm" svg:y="3.4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71cm" svg:height="2.56cm" svg:x="6.155cm" svg:y="0.7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81cm" svg:height="1.387cm" svg:x="0.31cm" svg:y="2.581cm">
          <draw:text-box>
            <text:p text:style-name="P2"><text:span text:style-name="T1">MASTER</text:span></text:p>
          </draw:text-box>
        </draw:frame>
        <draw:frame draw:style-name="gr4" draw:text-style-name="P5" draw:layer="layout" svg:width="2.973cm" svg:height="0.878cm" svg:x="6.094cm" svg:y="0.021cm">
          <draw:text-box>
            <text:p text:style-name="P4"><text:span text:style-name="T1">SLA</text:span><text:span text:style-name="T1">VE 1</text:span></text:p>
          </draw:text-box>
        </draw:frame>
        <draw:line draw:style-name="gr5" draw:text-style-name="P6" draw:layer="layout" svg:x1="6.451cm" svg:y1="4.177cm" svg:x2="6.451cm" svg:y2="3.305cm">
          <text:p/>
        </draw:line>
        <draw:line draw:style-name="gr6" draw:text-style-name="P6" draw:layer="layout" svg:x1="3.166cm" svg:y1="4.193cm" svg:x2="15.447cm" svg:y2="4.192cm">
          <text:p/>
        </draw:line>
        <draw:frame draw:style-name="gr7" draw:text-style-name="P3" draw:layer="layout" svg:width="1.642cm" svg:height="0.755cm" svg:x="1.912cm" svg:y="3.802cm">
          <draw:text-box>
            <text:p text:style-name="P2"><text:span text:style-name="T2">SCK</text:span></text:p>
          </draw:text-box>
        </draw:frame>
        <draw:custom-shape draw:style-name="gr8" draw:text-style-name="P1" draw:layer="layout" svg:width="0.133cm" svg:height="0.138cm" svg:x="6.387cm" svg:y="4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42cm" svg:height="0.755cm" draw:transform="rotate (1.5707963267949) translate (6.058cm 3.443cm)">
          <draw:text-box>
            <text:p text:style-name="P2"><text:span text:style-name="T2">SCK</text:span></text:p>
          </draw:text-box>
        </draw:frame>
        <draw:line draw:style-name="gr6" draw:text-style-name="P6" draw:layer="layout" svg:x1="3.151cm" svg:y1="4.942cm" svg:x2="16.151cm" svg:y2="4.942cm">
          <text:p/>
        </draw:line>
        <draw:frame draw:style-name="gr9" draw:text-style-name="P3" draw:layer="layout" svg:width="1.774cm" svg:height="0.755cm" svg:x="1.683cm" svg:y="4.534cm">
          <draw:text-box>
            <text:p text:style-name="P2"><text:span text:style-name="T2">MOSI</text:span></text:p>
          </draw:text-box>
        </draw:frame>
        <draw:frame draw:style-name="gr9" draw:text-style-name="P3" draw:layer="layout" svg:width="1.774cm" svg:height="0.755cm" draw:transform="rotate (1.5707963267949) translate (6.736cm 3.442cm)">
          <draw:text-box>
            <text:p text:style-name="P2"><text:span text:style-name="T2">MOSI</text:span></text:p>
          </draw:text-box>
        </draw:frame>
        <draw:line draw:style-name="gr5" draw:text-style-name="P6" draw:layer="layout" svg:x1="7.155cm" svg:y1="4.928cm" svg:x2="7.155cm" svg:y2="3.295cm">
          <text:p/>
        </draw:line>
        <draw:custom-shape draw:style-name="gr8" draw:text-style-name="P1" draw:layer="layout" svg:width="0.133cm" svg:height="0.138cm" svg:x="7.093cm" svg:y="4.8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133cm" svg:height="0.138cm" svg:x="6.387cm" svg:y="4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3" draw:layer="layout" svg:width="1.774cm" svg:height="0.755cm" svg:x="1.667cm" svg:y="5.309cm">
          <draw:text-box>
            <text:p text:style-name="P2"><text:span text:style-name="T2">MISO</text:span></text:p>
          </draw:text-box>
        </draw:frame>
        <draw:line draw:style-name="gr6" draw:text-style-name="P6" draw:layer="layout" svg:x1="3.202cm" svg:y1="5.82cm" svg:x2="16.875cm" svg:y2="5.819cm">
          <text:p/>
        </draw:line>
        <draw:line draw:style-name="gr5" draw:text-style-name="P6" draw:layer="layout" svg:x1="7.879cm" svg:y1="5.795cm" svg:x2="7.879cm" svg:y2="3.29cm">
          <text:p/>
        </draw:line>
        <draw:custom-shape draw:style-name="gr8" draw:text-style-name="P1" draw:layer="layout" svg:width="0.133cm" svg:height="0.138cm" svg:x="7.812cm" svg:y="5.73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3" draw:layer="layout" svg:width="1.774cm" svg:height="0.755cm" draw:transform="rotate (1.5707963267949) translate (7.466cm 3.458cm)">
          <draw:text-box>
            <text:p text:style-name="P2"><text:span text:style-name="T2">MISO</text:span></text:p>
          </draw:text-box>
        </draw:frame>
        <draw:custom-shape draw:style-name="gr2" draw:text-style-name="P1" draw:layer="layout" svg:width="2.871cm" svg:height="2.56cm" svg:x="10.204cm" svg:y="0.71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973cm" svg:height="0.878cm" svg:x="10.143cm" svg:y="-0.004cm">
          <draw:text-box>
            <text:p text:style-name="P4"><text:span text:style-name="T1">SLAVE 2</text:span></text:p>
          </draw:text-box>
        </draw:frame>
        <draw:line draw:style-name="gr5" draw:text-style-name="P6" draw:layer="layout" svg:x1="10.5cm" svg:y1="4.152cm" svg:x2="10.5cm" svg:y2="3.28cm">
          <text:p/>
        </draw:line>
        <draw:custom-shape draw:style-name="gr8" draw:text-style-name="P1" draw:layer="layout" svg:width="0.133cm" svg:height="0.138cm" svg:x="10.436cm" svg:y="4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642cm" svg:height="0.755cm" draw:transform="rotate (1.5707963267949) translate (10.107cm 3.418cm)">
          <draw:text-box>
            <text:p text:style-name="P2"><text:span text:style-name="T2">SCK</text:span></text:p>
          </draw:text-box>
        </draw:frame>
        <draw:frame draw:style-name="gr9" draw:text-style-name="P3" draw:layer="layout" svg:width="1.774cm" svg:height="0.755cm" draw:transform="rotate (1.5707963267949) translate (10.785cm 3.417cm)">
          <draw:text-box>
            <text:p text:style-name="P2"><text:span text:style-name="T2">MO</text:span><text:span text:style-name="T2">SI</text:span></text:p>
          </draw:text-box>
        </draw:frame>
        <draw:line draw:style-name="gr5" draw:text-style-name="P6" draw:layer="layout" svg:x1="11.204cm" svg:y1="4.903cm" svg:x2="11.204cm" svg:y2="3.27cm">
          <text:p/>
        </draw:line>
        <draw:custom-shape draw:style-name="gr8" draw:text-style-name="P1" draw:layer="layout" svg:width="0.133cm" svg:height="0.138cm" svg:x="11.142cm" svg:y="4.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0.133cm" svg:height="0.138cm" svg:x="10.436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1.928cm" svg:y1="5.77cm" svg:x2="11.928cm" svg:y2="3.265cm">
          <text:p/>
        </draw:line>
        <draw:custom-shape draw:style-name="gr8" draw:text-style-name="P1" draw:layer="layout" svg:width="0.133cm" svg:height="0.138cm" svg:x="11.857cm" svg:y="5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3" draw:layer="layout" svg:width="1.774cm" svg:height="0.755cm" draw:transform="rotate (1.5707963267949) translate (11.515cm 3.433cm)">
          <draw:text-box>
            <text:p text:style-name="P2"><text:span text:style-name="T2">MISO</text:span></text:p>
          </draw:text-box>
        </draw:frame>
        <draw:custom-shape draw:style-name="gr2" draw:text-style-name="P1" draw:layer="layout" svg:width="2.871cm" svg:height="2.56cm" svg:x="15.151cm" svg:y="0.71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973cm" svg:height="0.878cm" svg:x="15.09cm" svg:y="-0.005cm">
          <draw:text-box>
            <text:p text:style-name="P4"><text:span text:style-name="T1">SLA</text:span><text:span text:style-name="T1">VE n</text:span></text:p>
          </draw:text-box>
        </draw:frame>
        <draw:line draw:style-name="gr5" draw:text-style-name="P6" draw:layer="layout" svg:x1="15.447cm" svg:y1="4.192cm" svg:x2="15.447cm" svg:y2="3.279cm">
          <text:p/>
        </draw:line>
        <draw:frame draw:style-name="gr7" draw:text-style-name="P3" draw:layer="layout" svg:width="1.642cm" svg:height="0.755cm" draw:transform="rotate (1.5707963267949) translate (15.054cm 3.417cm)">
          <draw:text-box>
            <text:p text:style-name="P2"><text:span text:style-name="T2">S</text:span><text:span text:style-name="T2">C</text:span><text:span text:style-name="T2">K</text:span></text:p>
          </draw:text-box>
        </draw:frame>
        <draw:frame draw:style-name="gr9" draw:text-style-name="P3" draw:layer="layout" svg:width="1.774cm" svg:height="0.755cm" draw:transform="rotate (1.5707963267949) translate (15.732cm 3.416cm)">
          <draw:text-box>
            <text:p text:style-name="P2"><text:span text:style-name="T2">MOSI</text:span></text:p>
          </draw:text-box>
        </draw:frame>
        <draw:line draw:style-name="gr5" draw:text-style-name="P6" draw:layer="layout" svg:x1="16.151cm" svg:y1="4.942cm" svg:x2="16.151cm" svg:y2="3.269cm">
          <text:p/>
        </draw:line>
        <draw:line draw:style-name="gr5" draw:text-style-name="P6" draw:layer="layout" svg:x1="16.875cm" svg:y1="5.819cm" svg:x2="16.875cm" svg:y2="3.264cm">
          <text:p/>
        </draw:line>
        <draw:frame draw:style-name="gr9" draw:text-style-name="P3" draw:layer="layout" svg:width="1.774cm" svg:height="0.755cm" draw:transform="rotate (1.5707963267949) translate (16.462cm 3.432cm)">
          <draw:text-box>
            <text:p text:style-name="P2"><text:span text:style-name="T2">MISO</text:span></text:p>
          </draw:text-box>
        </draw:frame>
        <draw:frame draw:style-name="gr10" draw:text-style-name="P7" draw:layer="layout" svg:width="1.291cm" svg:height="0.962cm" svg:x="13.447cm" svg:y="1.418cm">
          <draw:text-box>
            <text:p text:style-name="P1">...</text:p>
          </draw:text-box>
        </draw:frame>
        <draw:line draw:style-name="gr6" draw:text-style-name="P6" draw:layer="layout" svg:x1="3.182cm" svg:y1="6.589cm" svg:x2="8.72cm" svg:y2="6.589cm">
          <text:p/>
        </draw:line>
        <draw:frame draw:style-name="gr9" draw:text-style-name="P3" draw:layer="layout" svg:width="1.774cm" svg:height="0.755cm" svg:x="1.887cm" svg:y="6.201cm">
          <draw:text-box>
            <text:p text:style-name="P2"><text:span text:style-name="T2">CS 1</text:span></text:p>
          </draw:text-box>
        </draw:frame>
        <draw:line draw:style-name="gr5" draw:text-style-name="P6" draw:layer="layout" svg:x1="8.718cm" svg:y1="6.59cm" svg:x2="8.718cm" svg:y2="3.3cm">
          <text:p/>
        </draw:line>
        <draw:line draw:style-name="gr6" draw:text-style-name="P6" draw:layer="layout" svg:x1="3.182cm" svg:y1="7.368cm" svg:x2="12.754cm" svg:y2="7.37cm">
          <text:p/>
        </draw:line>
        <draw:frame draw:style-name="gr9" draw:text-style-name="P3" draw:layer="layout" svg:width="1.774cm" svg:height="0.755cm" svg:x="1.887cm" svg:y="6.962cm">
          <draw:text-box>
            <text:p text:style-name="P2"><text:span text:style-name="T2">CS 2</text:span></text:p>
          </draw:text-box>
        </draw:frame>
        <draw:line draw:style-name="gr6" draw:text-style-name="P6" draw:layer="layout" svg:x1="3.186cm" svg:y1="8.239cm" svg:x2="17.691cm" svg:y2="8.239cm">
          <text:p/>
        </draw:line>
        <draw:frame draw:style-name="gr9" draw:text-style-name="P3" draw:layer="layout" svg:width="1.774cm" svg:height="0.755cm" svg:x="1.891cm" svg:y="7.859cm">
          <draw:text-box>
            <text:p text:style-name="P2"><text:span text:style-name="T2">CS n</text:span></text:p>
          </draw:text-box>
        </draw:frame>
        <draw:frame draw:style-name="gr11" draw:text-style-name="P7" draw:layer="layout" svg:width="0.515cm" svg:height="0.962cm" svg:x="2.315cm" svg:y="6.989cm">
          <draw:text-box>
            <text:p>.</text:p>
          </draw:text-box>
        </draw:frame>
        <draw:frame draw:style-name="gr11" draw:text-style-name="P7" draw:layer="layout" svg:width="0.515cm" svg:height="0.962cm" svg:x="2.315cm" svg:y="7.14cm">
          <draw:text-box>
            <text:p>.</text:p>
          </draw:text-box>
        </draw:frame>
        <draw:frame draw:style-name="gr11" draw:text-style-name="P7" draw:layer="layout" svg:width="0.515cm" svg:height="0.962cm" svg:x="2.315cm" svg:y="7.283cm">
          <draw:text-box>
            <text:p>.</text:p>
          </draw:text-box>
        </draw:frame>
        <draw:frame draw:style-name="gr12" draw:text-style-name="P3" draw:layer="layout" svg:width="1.423cm" svg:height="0.755cm" draw:transform="rotate (1.5707963267949) translate (8.327cm 3.438cm)">
          <draw:text-box>
            <text:p text:style-name="P2"><text:span text:style-name="T2">CS 1</text:span></text:p>
          </draw:text-box>
        </draw:frame>
        <draw:line draw:style-name="gr5" draw:text-style-name="P6" draw:layer="layout" svg:x1="12.753cm" svg:y1="7.37cm" svg:x2="12.754cm" svg:y2="3.279cm">
          <text:p/>
        </draw:line>
        <draw:frame draw:style-name="gr12" draw:text-style-name="P3" draw:layer="layout" svg:width="1.423cm" svg:height="0.755cm" draw:transform="rotate (1.5707963267949) translate (12.351cm 3.438cm)">
          <draw:text-box>
            <text:p text:style-name="P2"><text:span text:style-name="T2">CS 2</text:span></text:p>
          </draw:text-box>
        </draw:frame>
        <draw:line draw:style-name="gr5" draw:text-style-name="P6" draw:layer="layout" svg:x1="17.691cm" svg:y1="8.242cm" svg:x2="17.686cm" svg:y2="3.274cm">
          <text:p/>
        </draw:line>
        <draw:frame draw:style-name="gr12" draw:text-style-name="P3" draw:layer="layout" svg:width="1.423cm" svg:height="0.755cm" draw:transform="rotate (1.5707963267949) translate (17.298cm 3.463cm)">
          <draw:text-box>
            <text:p text:style-name="P2"><text:span text:style-name="T2">CS n</text:span></text:p>
          </draw:text-box>
        </draw:frame>
        <draw:custom-shape draw:style-name="gr13" draw:text-style-name="P8" draw:layer="layout" svg:width="0.071cm" svg:height="5.06cm" svg:x="13.831cm" svg:y="3.7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071cm" svg:height="5.06cm" svg:x="14.071cm" svg:y="3.69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071cm" svg:height="5.06cm" svg:x="14.326cm" svg:y="3.7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339cm" fo:page-height="9.1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9T15:38:29.879007203</meta:creation-date>
    <dc:date>2020-08-29T16:25:17.642196879</dc:date>
    <meta:editing-duration>PT15M49S</meta:editing-duration>
    <meta:editing-cycles>4</meta:editing-cycles>
    <meta:generator>LibreOffice/6.4.5.2$Linux_X86_64 LibreOffice_project/40$Build-2</meta:generator>
    <meta:document-statistic meta:object-count="59"/>
  </office:meta>
</office:document-meta>
</file>